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Breeze Sans" svg:font-family="'Breeze Sans'"/>
    <style:font-face style:name="Consolas" svg:font-family="Consolas, monaco, monospace"/>
    <style:font-face style:name="Hack" svg:font-family="Hack, monospace"/>
    <style:font-face style:name="Arial1" svg:font-family="Arial" style:font-family-generic="swiss"/>
    <style:font-face style:name="Hack1" svg:font-family="Hack" style:font-family-generic="modern" style:font-pitch="fixed"/>
    <style:font-face style:name="Liberation Serif" svg:font-family="'Liberation Serif'" style:font-family-generic="roman" style:font-pitch="variable"/>
    <style:font-face style:name="BreezeSans1" svg:font-family="BreezeSans" style:font-family-generic="swiss" style:font-pitch="variable"/>
    <style:font-face style:name="BreezeSans" svg:font-family="BreezeSans"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orphans="2" fo:widows="2" fo:text-indent="0cm" style:auto-text-indent="false"/>
      <style:text-properties fo:font-variant="normal" fo:text-transform="none" fo:color="#000000" style:font-name="BreezeSans" fo:letter-spacing="normal" fo:font-style="normal" fo:font-weight="bold" style:font-weight-asian="bold" style:font-weight-complex="bold"/>
    </style:style>
    <style:style style:name="P2" style:family="paragraph" style:parent-style-name="Heading_20_2">
      <style:text-properties officeooo:paragraph-rsid="000a649f"/>
    </style:style>
    <style:style style:name="P3" style:family="paragraph" style:parent-style-name="Heading_20_2">
      <style:text-properties fo:font-size="18pt" style:font-size-asian="18pt" style:font-size-complex="18pt"/>
    </style:style>
    <style:style style:name="P4" style:family="paragraph" style:parent-style-name="Heading_20_2">
      <style:text-properties officeooo:paragraph-rsid="000a78ac"/>
    </style:style>
    <style:style style:name="P5" style:family="paragraph" style:parent-style-name="Text_20_body">
      <style:paragraph-properties fo:margin-left="0cm" fo:margin-right="0cm" fo:orphans="2" fo:widows="2" fo:text-indent="0cm" style:auto-text-indent="false"/>
      <style:text-properties fo:font-variant="normal" fo:text-transform="none" fo:color="#252525" style:font-name="Breeze Sans" fo:font-size="12pt" fo:letter-spacing="normal" fo:font-style="normal" fo:font-weight="normal" style:font-weight-asian="bold" style:font-weight-complex="bold"/>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BreezeSans1" fo:font-size="14pt" fo:letter-spacing="normal" fo:font-style="normal" fo:font-weight="bold" style:font-size-asian="14pt" style:font-weight-asian="bold" style:font-size-complex="14pt" style:font-weight-complex="bold"/>
    </style:style>
    <style:style style:name="P7"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BreezeSans" fo:font-size="12pt" fo:letter-spacing="normal" fo:font-style="normal" fo:font-weight="bold" style:font-size-asian="10.5pt" style:font-weight-asian="bold" style:font-size-complex="12pt" style:font-weight-complex="bold"/>
    </style:style>
    <style:style style:name="P9" style:family="paragraph" style:parent-style-name="Text_20_body">
      <style:paragraph-properties fo:margin-left="0cm" fo:margin-right="0cm" fo:margin-top="0cm" fo:margin-bottom="0cm" loext:contextual-spacing="false" fo:line-height="180%" fo:orphans="2" fo:widows="2" fo:text-indent="0cm" style:auto-text-indent="false" fo:padding="0cm" fo:border="none"/>
      <style:text-properties fo:font-variant="normal" fo:text-transform="none" fo:color="#252525" style:font-name="Breeze Sans" fo:font-size="12pt" fo:letter-spacing="normal" fo:font-style="normal" fo:font-weight="normal" style:font-size-asian="10.5pt" style:font-size-complex="12pt"/>
    </style:style>
    <style:style style:name="P10" style:family="paragraph" style:parent-style-name="Text_20_body">
      <style:paragraph-properties fo:margin-left="0cm" fo:margin-right="0cm" fo:margin-top="0cm" fo:margin-bottom="0cm" loext:contextual-spacing="false" fo:line-height="180%" fo:orphans="2" fo:widows="2" fo:text-indent="0cm" style:auto-text-indent="false" fo:padding="0cm" fo:border="none"/>
      <style:text-properties fo:font-variant="normal" fo:text-transform="none" fo:color="#252525" style:font-name="Breeze Sans" fo:font-size="14pt" fo:letter-spacing="normal" fo:font-style="normal" fo:font-weight="normal" style:font-size-asian="14pt" style:font-size-complex="14pt"/>
    </style:style>
    <style:style style:name="P11" style:family="paragraph" style:parent-style-name="Text_20_body">
      <style:paragraph-properties fo:margin-left="0cm" fo:margin-right="0cm" fo:margin-top="0cm" fo:margin-bottom="0cm" loext:contextual-spacing="false" fo:line-height="180%"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fo:line-height="180%" fo:text-align="start"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cm" loext:contextual-spacing="false" fo:line-height="180%" fo:orphans="2" fo:widows="2" fo:text-indent="0cm" style:auto-text-indent="false" fo:padding="0cm" fo:border="none"/>
      <style:text-properties fo:font-size="12pt" style:font-size-asian="10.5pt" style:font-size-complex="12pt"/>
    </style:style>
    <style:style style:name="P14" style:family="paragraph" style:parent-style-name="Text_20_body" style:list-style-name="L1"/>
    <style:style style:name="P15" style:family="paragraph" style:parent-style-name="Text_20_body">
      <style:text-properties fo:font-size="12pt" officeooo:paragraph-rsid="000a649f" style:font-size-asian="10.5pt" style:font-size-complex="12pt"/>
    </style:style>
    <style:style style:name="P16" style:family="paragraph" style:parent-style-name="Text_20_body">
      <style:text-properties fo:font-size="12pt" officeooo:paragraph-rsid="000a78ac" style:font-size-asian="10.5pt" style:font-size-complex="12pt"/>
    </style:style>
    <style:style style:name="P17" style:family="paragraph">
      <loext:graphic-properties draw:fill="solid" draw:fill-color="#d9d9d9"/>
      <style:text-properties style:font-name="Hack1" fo:font-size="12pt"/>
    </style:style>
    <style:style style:name="T1" style:family="text">
      <style:text-properties fo:font-variant="normal" fo:text-transform="none" fo:color="#252525" style:font-name="Breeze Sans" fo:letter-spacing="normal" fo:font-style="normal" fo:font-weight="normal"/>
    </style:style>
    <style:style style:name="T2" style:family="text">
      <style:text-properties fo:font-variant="normal" fo:text-transform="none" fo:color="#252525" style:font-name="Breeze Sans" fo:font-size="14pt" fo:letter-spacing="normal" fo:font-style="normal" fo:font-weight="bold" style:font-size-asian="14pt" style:font-size-complex="14pt"/>
    </style:style>
    <style:style style:name="T3" style:family="text">
      <style:text-properties fo:font-variant="normal" fo:text-transform="none" fo:color="#252525" style:font-name="Breeze Sans" fo:font-size="14pt" fo:letter-spacing="normal" fo:font-style="normal" fo:font-weight="normal" style:font-size-asian="14pt" style:font-size-complex="14pt"/>
    </style:style>
    <style:style style:name="T4" style:family="text">
      <style:text-properties fo:font-variant="normal" fo:text-transform="none" fo:color="#252525" style:font-name="Breeze Sans" fo:font-size="14pt" fo:letter-spacing="normal" fo:font-style="normal" fo:font-weight="normal" officeooo:rsid="000a78ac" style:font-size-asian="14pt" style:font-size-complex="14pt"/>
    </style:style>
    <style:style style:name="T5" style:family="text">
      <style:text-properties fo:font-variant="normal" fo:text-transform="none" fo:color="#252525" style:font-name="BreezeSans1" fo:font-size="14pt" fo:letter-spacing="normal" fo:font-style="normal" fo:font-weight="normal" style:font-size-asian="14pt" style:font-size-complex="14pt"/>
    </style:style>
    <style:style style:name="T6" style:family="text">
      <style:text-properties fo:font-variant="normal" fo:text-transform="none" fo:color="#252525" style:font-name="BreezeSans1" fo:font-size="14pt" fo:letter-spacing="normal" fo:font-style="normal" fo:font-weight="normal" fo:background-color="#f7f7f7" loext:char-shading-value="0" style:font-size-asian="14pt" style:font-size-complex="14pt"/>
    </style:style>
    <style:style style:name="T7" style:family="text">
      <style:text-properties fo:font-variant="normal" fo:text-transform="none" fo:color="#252525" style:font-name="BreezeSans1" fo:font-size="14pt" fo:letter-spacing="normal" fo:font-style="italic" fo:font-weight="normal" style:font-size-asian="14pt" style:font-size-complex="14pt"/>
    </style:style>
    <style:style style:name="T8" style:family="text">
      <style:text-properties fo:font-variant="normal" fo:text-transform="none" fo:color="#252525" style:font-name="Hack" fo:font-size="14pt" fo:letter-spacing="normal" fo:font-style="normal" fo:font-weight="normal" fo:background-color="#f7f7f7" loext:char-shading-value="0" style:font-size-asian="14pt" style:font-size-complex="14pt"/>
    </style:style>
    <style:style style:name="T9" style:family="text">
      <style:text-properties style:text-line-through-style="none" style:text-line-through-type="none" style:text-underline-style="none" fo:font-weight="normal" officeooo:rsid="0008b98e" style:text-blinking="false"/>
    </style:style>
    <style:style style:name="T10" style:family="text">
      <style:text-properties fo:color="#252525" fo:font-weight="normal"/>
    </style:style>
    <style:style style:name="T11" style:family="text">
      <style:text-properties style:font-name="BreezeSans1"/>
    </style:style>
    <style:style style:name="T12" style:family="text">
      <style:text-properties style:font-name="BreezeSans1" officeooo:rsid="000a649f"/>
    </style:style>
    <style:style style:name="T13" style:family="text">
      <style:text-properties style:font-name="BreezeSans1" fo:font-size="18pt" officeooo:rsid="000a649f" style:font-size-asian="18pt" style:font-size-complex="18pt"/>
    </style:style>
    <style:style style:name="T14" style:family="text">
      <style:text-properties style:font-name="BreezeSans1" fo:font-size="18pt" officeooo:rsid="000a78ac" style:font-size-asian="15.75pt" style:font-size-complex="18pt"/>
    </style:style>
    <style:style style:name="T15" style:family="text">
      <style:text-properties style:font-name="BreezeSans1" fo:font-size="12pt" style:font-size-asian="10.5pt" style:font-size-complex="12pt"/>
    </style:style>
    <style:style style:name="T16" style:family="text">
      <style:text-properties style:font-name="BreezeSans1" officeooo:rsid="000a78ac"/>
    </style:style>
    <style:style style:name="T17" style:family="text">
      <style:text-properties fo:color="#127622" style:font-name="Hack1" fo:font-size="12pt"/>
    </style:style>
    <style:style style:name="T18" style:family="text">
      <style:text-properties style:font-name="Hack1" fo:font-size="12pt"/>
    </style:style>
    <style:style style:name="T19" style:family="text">
      <style:text-properties fo:color="#127622" style:font-name="Hack1" fo:font-size="12pt"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9d9d9" fo:min-height="14.887cm" style:run-through="foreground" style:wrap="run-through" style:number-wrapped-paragraphs="no-limit"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0" draw:name="Shape2" draw:style-name="gr1" draw:text-style-name="P17" svg:width="19.021cm" svg:height="14.888cm" svg:x="0.96cm" svg:y="10.963cm">
        <draw:text-box>
          <text:p><text:span text:style-name="T17">#!/usr/bin/env python</text:span></text:p>
          <text:p><text:span text:style-name="T18"/></text:p>
          <text:p><text:span text:style-name="T18"># Pull in the code libraries that the code will need to use.</text:span></text:p>
          <text:p><text:span text:style-name="T18">from __future__ import division</text:span></text:p>
          <text:p><text:span text:style-name="T18">import RPi.GPIO as GPIO</text:span></text:p>
          <text:p><text:span text:style-name="T18">import time</text:span></text:p>
          <text:p><text:span text:style-name="T18"/></text:p>
          <text:p><text:span text:style-name="T19"># Set up the GPIO library to use the numbering of the pin on the board</text:span></text:p>
          <text:p><text:span text:style-name="T18"># i.e. 1 - 40 of the main GPIO connector.</text:span></text:p>
          <text:p><text:span text:style-name="T18">GPIO.setmode(GPIO.BOARD)</text:span></text:p>
          <text:p><text:span text:style-name="T18"/></text:p>
          <text:p><text:span text:style-name="T18"># Tell the code the red LED is plugged into pin 35, and that pin 35</text:span></text:p>
          <text:p><text:span text:style-name="T18"># is an output, and set the output to low (i.e. red LED is off)</text:span></text:p>
          <text:p><text:span text:style-name="T18">RED_LED = 33</text:span></text:p>
          <text:p><text:span text:style-name="T18">GPIO.setup(RED_LED, GPIO.OUT)</text:span></text:p>
          <text:p><text:span text:style-name="T18">GPIO.output(RED_LED, GPIO.LOW)</text:span></text:p>
          <text:p><text:span text:style-name="T18"/></text:p>
          <text:p><text:span text:style-name="T18"># A new pulse starts every second, and half of that time, the LED is on.</text:span></text:p>
          <text:p><text:span text:style-name="T18">pulse_period = 1</text:span></text:p>
          <text:p><text:span text:style-name="T18">on_fraction = ½</text:span></text:p>
          <text:p><text:span text:style-name="T18"/></text:p>
          <text:p><text:span text:style-name="T18"># This try and the except below allow the code to stop cleanly by</text:span></text:p>
          <text:p><text:span text:style-name="T18"># capturing the exception from a keyboard ctrl-C.</text:span></text:p>
          <text:p><text:span text:style-name="T18"/></text:p>
          <text:p><text:span text:style-name="T18">try:</text:span></text:p>
          <text:p><text:span text:style-name="T18"><text:s text:c="4"/></text:span><text:span text:style-name="T18"># Store off when the while loop starts.</text:span></text:p>
          <text:p><text:span text:style-name="T18"><text:s text:c="4"/></text:span><text:span text:style-name="T18">start_time = time.time()</text:span></text:p>
          <text:p><text:span text:style-name="T18"/></text:p>
          <text:p><text:span text:style-name="T18"/></text:p>
          <text:p><text:span text:style-name="T18"/></text:p>
        </draw:text-box>
      </draw:frame>
      <text:h text:style-name="P1" text:outline-level="1">Raspberry Pi Lightsaber</text:h>
      <text:p text:style-name="P5"/>
      <text:p text:style-name="P6"><text:span text:style-name="T10">Tutorial by Andy Baker, instructions by Hal Motley<text:line-break/>This tutorial is available in the </text:span><text:span text:style-name="T9">public domain.</text:span></text:p>
      <text:p text:style-name="P7"><text:span text:style-name="T5">In this tutorial you will connect a multi-colour LED to the Raspberry Pi to create a lightsaber like in </text:span><text:span text:style-name="Emphasis"><text:span text:style-name="T7">Star Wars</text:span></text:span><text:span text:style-name="T5">.</text:span></text:p>
      <text:p text:style-name="P8"/>
      <text:h text:style-name="P2" text:outline-level="2"><text:span text:style-name="T13">The kit</text:span></text:h>
      <text:p text:style-name="P15"><text:span text:style-name="T12"/></text:p>
      <text:list xml:id="list2031940738" text:style-name="L1">
        <text:list-item>
          <text:p text:style-name="P14">4 male-female GPIO jumper cables (also called DuPont cables, preferably of different colours)</text:p>
        </text:list-item>
        <text:list-item>
          <text:p text:style-name="P14">1 breadboard (a small 5×5 breadboard works well, but any size is fine)</text:p>
        </text:list-item>
        <text:list-item>
          <text:p text:style-name="P14">1 68 Ohm (blue grey black) resistor</text:p>
        </text:list-item>
        <text:list-item>
          <text:p text:style-name="P14">1 4-pin colour-changing LED</text:p>
        </text:list-item>
      </text:list>
      <text:h text:style-name="P3" text:outline-level="2"><text:span text:style-name="T11">Connecting the components</text:span></text:h>
      <text:p text:style-name="Text_20_body"><text:span text:style-name="T15"/></text:p>
      <text:p text:style-name="P10"><text:span text:style-name="T11">To setup the lightsaber, do the following (refer to the Fritzing diagram above or in the PDF):</text:span></text:p>
      <text:p text:style-name="P9"><text:span text:style-name="T11"/></text:p>
      <text:p text:style-name="P12"><text:span text:style-name="Strong_20_Emphasis"><text:span text:style-name="T2">Step 1: </text:span></text:span><text:span text:style-name="T3">Connect the 4 jumper cables from the GPIO pins 13, 19, 26 and GND (last four bottom right pins, assuming the USB and Ethernet ports are to the right) to the bottom left four holes of the breadboard. I recommend trying to use the colour cables that match the diagram exactly, though any colour combination can be used.</text:span></text:p>
      <text:p text:style-name="P11"><text:span text:style-name="T3"/></text:p>
      <text:p text:style-name="P11"><text:span text:style-name="Strong_20_Emphasis"><text:span text:style-name="T2">Step 2: </text:span></text:span><text:span text:style-name="T3">Connect the 68 Ohm resistor into the breadboard by placing one connector into the first hole and another into the last hole of the row above the jumper cables.</text:span></text:p>
      <text:p text:style-name="P13"><text:soft-page-break/><text:span text:style-name="T1"/></text:p>
      <text:p text:style-name="P11"><text:span text:style-name="Strong_20_Emphasis"><text:span text:style-name="T2">Step 3: </text:span></text:span><text:span text:style-name="T3">Connect the colour-changing LED to the 4 holes on the right of the last row, make sure that the longest pin (the ground) is lined up with the black cable so the LED is properly grounded.</text:span></text:p>
      <text:p text:style-name="P13"><text:span text:style-name="T1"/></text:p>
      <text:p text:style-name="P11"><text:span text:style-name="Strong_20_Emphasis"><text:span text:style-name="T2">Step 4: </text:span></text:span><text:span text:style-name="T3">Run each of the Python scripts in order, which are </text:span><text:span text:style-name="T8">lightsaber.py</text:span><text:span text:style-name="T3">, </text:span><text:span text:style-name="T8">ls1.py</text:span><text:span text:style-name="T3">, </text:span><text:span text:style-name="T8">ls2.py</text:span><text:span text:style-name="T6"> </text:span><text:span text:style-name="T3">and </text:span><text:span text:style-name="T8">ls3.py</text:span><text:span text:style-name="T3">. Try altering the code and see if you can make your own colour combinations.</text:span></text:p>
      <text:h text:style-name="P4" text:outline-level="2"><text:span text:style-name="T14">The program</text:span></text:h>
      <text:p text:style-name="P16"><text:span text:style-name="T16"/></text:p>
      <text:p text:style-name="P16"><text:span text:style-name="T16"/></text:p>
      <text:p text:style-name="Text_20_body"><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Breeze Sans" svg:font-family="'Breeze Sans'"/>
    <style:font-face style:name="Consolas" svg:font-family="Consolas, monaco, monospace"/>
    <style:font-face style:name="Hack" svg:font-family="Hack, monospace"/>
    <style:font-face style:name="Arial1" svg:font-family="Arial" style:font-family-generic="swiss"/>
    <style:font-face style:name="Hack1" svg:font-family="Hack" style:font-family-generic="modern" style:font-pitch="fixed"/>
    <style:font-face style:name="Liberation Serif" svg:font-family="'Liberation Serif'" style:font-family-generic="roman" style:font-pitch="variable"/>
    <style:font-face style:name="BreezeSans1" svg:font-family="BreezeSans" style:font-family-generic="swiss" style:font-pitch="variable"/>
    <style:font-face style:name="BreezeSans" svg:font-family="BreezeSans"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BreezeSans1" fo:font-family="BreezeSans" style:font-family-generic="swiss" style:font-pitch="variable" fo:font-size="14pt" style:font-size-asian="12.25pt" style:font-size-complex="14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499cm" fo:margin-left="0cm" fo:margin-right="0cm" fo:margin-top="0.499cm" fo:background-color="#c7053d" style:dynamic-spacing="false" draw:fill="solid" draw:fill-color="#c7053d"/>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7T15:39:02.148000000</meta:creation-date>
    <dc:date>2019-11-07T16:25:02.296000000</dc:date>
    <meta:editing-duration>PT35M18S</meta:editing-duration>
    <meta:editing-cycles>8</meta:editing-cycles>
    <meta:generator>LibreOffice/6.3.2.2$Windows_X86_64 LibreOffice_project/98b30e735bda24bc04ab42594c85f7fd8be07b9c</meta:generator>
    <meta:document-statistic meta:table-count="0" meta:image-count="0" meta:object-count="0" meta:page-count="2" meta:paragraph-count="16" meta:word-count="265" meta:character-count="1465" meta:non-whitespace-character-count="1218"/>
  </office:meta>
</office:document-meta>
</file>